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6.302cm" fo:margin-left="-0.191cm" fo:margin-top="0cm" fo:margin-bottom="0cm" table:align="left" fo:background-color="#dbe5f1" style:writing-mode="lr-tb">
        <style:background-image/>
      </style:table-properties>
    </style:style>
    <style:style style:name="Tabla1.A" style:family="table-column">
      <style:table-column-properties style:column-width="6.879cm"/>
    </style:style>
    <style:style style:name="Tabla1.B" style:family="table-column">
      <style:table-column-properties style:column-width="9.423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background-color="#1f497d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1.A2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.B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.B3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1.A10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2" style:family="table">
      <style:table-properties style:width="16.302cm" fo:margin-left="-0.191cm" fo:margin-top="0cm" fo:margin-bottom="0cm" table:align="left" fo:background-color="#dbe5f1" style:writing-mode="lr-tb">
        <style:background-image/>
      </style:table-properties>
    </style:style>
    <style:style style:name="Tabla2.A" style:family="table-column">
      <style:table-column-properties style:column-width="16.302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background-color="#1f497d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2.A2" style:family="table-cell" style:data-style-name="N11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P1" style:family="paragraph" style:parent-style-name="Standard">
      <style:paragraph-properties fo:margin-top="0cm" fo:margin-bottom="0cm" fo:line-height="100%"/>
      <style:text-properties fo:color="#ffffff"/>
    </style:style>
    <style:style style:name="P2" style:family="paragraph" style:parent-style-name="Standard">
      <style:paragraph-properties fo:margin-top="0cm" fo:margin-bottom="0cm" fo:line-height="100%"/>
      <style:text-properties fo:color="#ffffff" fo:font-weight="bold" style:font-weight-asian="bold" style:font-weight-complex="bold"/>
    </style:style>
    <style:style style:name="P3" style:family="paragraph" style:parent-style-name="Notes">
      <style:paragraph-properties fo:margin-top="0cm" fo:margin-bottom="0cm" fo:line-height="100%"/>
      <style:text-properties fo:color="#000000"/>
    </style:style>
    <style:style style:name="P4" style:family="paragraph" style:parent-style-name="Notes">
      <style:paragraph-properties fo:margin-top="0cm" fo:margin-bottom="0cm" fo:line-height="100%"/>
      <style:text-properties fo:color="#ffffff"/>
    </style:style>
    <style:style style:name="P5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6" style:family="paragraph" style:parent-style-name="Title" style:master-page-name="Standard">
      <style:paragraph-properties style:page-number="auto"/>
    </style:style>
    <style:style style:name="P7" style:family="paragraph" style:parent-style-name="Notes">
      <style:paragraph-properties fo:margin-top="0cm" fo:margin-bottom="0cm" fo:line-height="100%"/>
      <style:text-properties fo:color="#000000"/>
    </style:style>
    <style:style style:name="P8" style:family="paragraph" style:parent-style-name="Standard">
      <style:paragraph-properties fo:margin-top="0cm" fo:margin-bottom="0cm" fo:line-height="100%"/>
      <style:text-properties fo:color="#ffffff" fo:font-weight="bold" style:font-weight-asian="bold" style:font-weight-complex="bold"/>
    </style:style>
    <style:style style:name="P9" style:family="paragraph" style:parent-style-name="Standard">
      <style:paragraph-properties fo:margin-top="0cm" fo:margin-bottom="0cm" fo:line-height="100%"/>
      <style:text-properties fo:color="#ffffff"/>
    </style:style>
    <style:style style:name="T1" style:family="text">
      <style:text-properties fo:font-size="12pt" style:font-size-asian="12pt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  <number:percentage-style style:name="N11">
      <number:number number:decimal-places="2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ntentional bugs<text:line-break/>Acme-Raffle 1.0</text:p>
      <text:p text:style-name="Notes">Provide the title and version of the project to which this document applies.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2">Development team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1">Identifier</text:p>
          </table:table-cell>
          <table:table-cell table:style-name="Tabla1.B2" office:value-type="string">
            <text:p text:style-name="P3">FINALFANTASY</text:p>
          </table:table-cell>
        </table:table-row>
        <table:table-row table:style-name="Tabla1.1">
          <table:table-cell table:style-name="Tabla1.A2" office:value-type="string">
            <text:p text:style-name="P1">Members</text:p>
          </table:table-cell>
          <table:table-cell table:style-name="Tabla1.B3" office:value-type="string">
            <text:p text:style-name="P3">SANCHEZ REYES, ADRIAN</text:p>
            <text:p text:style-name="P3">BOZADA MARQUEZ, JESUS ENRIQUE</text:p>
            <text:p text:style-name="P3">GIRALDO RUIZ, JOSE</text:p>
            <text:p text:style-name="P3">LOPEZ MUÑOZ, JUAN CARLOS</text:p>
            <text:p text:style-name="P3">DANS CABALLERO, MARIA REMEDIOS</text:p>
            <text:p text:style-name="P3">CAMPOS ROMERO, MIGUEL</text:p>
          </table:table-cell>
        </table:table-row>
        <table:table-row table:style-name="Tabla1.1">
          <table:table-cell table:style-name="Tabla1.A2" table:number-columns-spanned="2" office:value-type="string">
            <text:p text:style-name="P1">Testing team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1">Identifier</text:p>
          </table:table-cell>
          <table:table-cell table:style-name="Tabla1.B2" office:value-type="string">
            <text:p text:style-name="P3">ReiCarMacLuqQuiMin</text:p>
          </table:table-cell>
        </table:table-row>
        <table:table-row table:style-name="Tabla1.1">
          <table:table-cell table:style-name="Tabla1.A2" office:value-type="string">
            <text:p text:style-name="P1">Members</text:p>
          </table:table-cell>
          <table:table-cell table:style-name="Tabla1.B3" office:value-type="string">
            <text:p text:style-name="P3">CARRASCOSA OLIVA, SERGIO</text:p>
            <text:p text:style-name="P3">REINA LOPEZ, PABLO</text:p>
            <text:p text:style-name="P3">LUQUE MENDOZA, JOSÉ MANUEL</text:p>
            <text:p text:style-name="P3">VALERA QUIANO, SILVIA</text:p>
            <text:p text:style-name="P3">MINGUEZ LEÓN, ANTONIO JESÚS</text:p>
            <text:p text:style-name="P3">MACÍAS LÓPEZ, PABLO</text:p>
          </table:table-cell>
        </table:table-row>
        <table:table-row table:style-name="Tabla1.1">
          <table:table-cell table:style-name="Tabla1.A2" table:number-columns-spanned="2" office:value-type="string">
            <text:p text:style-name="P1">Indexing data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1">Designers</text:p>
          </table:table-cell>
          <table:table-cell table:style-name="Tabla1.B2" office:value-type="string">
            <text:p text:style-name="P3">GIRALDO RUIZ, JOSÉ</text:p>
            <text:p text:style-name="P3">DANS CABALLERO, MARÍA REMEDIOS</text:p>
          </table:table-cell>
        </table:table-row>
        <table:table-row table:style-name="Tabla1.1">
          <table:table-cell table:style-name="Tabla1.A2" office:value-type="string">
            <text:p text:style-name="P1">Testers</text:p>
          </table:table-cell>
          <table:table-cell table:style-name="Tabla1.B2" office:value-type="string">
            <text:p text:style-name="P3">LUQUE MENDOZA, JOSÉ MANUEL</text:p>
            <text:p text:style-name="P3">VALERA QUIANO, SILVIA</text:p>
          </table:table-cell>
        </table:table-row>
        <table:table-row table:style-name="Tabla1.1">
          <table:table-cell table:style-name="Tabla1.A10" office:value-type="string">
            <text:p text:style-name="P1">Notes</text:p>
          </table:table-cell>
          <table:table-cell table:style-name="Tabla1.B3" office:value-type="string">
            <text:p text:style-name="P3"/>
          </table:table-cell>
        </table:table-row>
      </table:table>
      <text:p text:style-name="Notes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">Effectiveness</text:p>
          </table:table-cell>
        </table:table-row>
        <table:table-row table:style-name="Tabla2.1">
          <table:table-cell table:style-name="Tabla2.A2" office:value-type="percentage" office:value="1">
            <text:p text:style-name="P4">100,00%</text:p>
          </table:table-cell>
        </table:table-row>
      </table:table>
      <text:p text:style-name="Standard"/>
      <text:p text:style-name="Contents_20_Heading">Table of contents</text:p>
      <text:table-of-content text:style-name="Sect1" text:protected="true" text:name="Índice de contenid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"><text:a xlink:type="simple" xlink:href="#__RefHeading__4007_689515585" text:style-name="Internet_20_link" text:visited-style-name="Visited_20_Internet_20_Link">Bug in use case 001 <text:s/>Register to the system as a manager or a user<text:tab/>3</text:a></text:p>
          <text:p text:style-name="P5"><text:a xlink:type="simple" xlink:href="#__RefHeading__3150_1905870439" text:style-name="Internet_20_link" text:visited-style-name="Visited_20_Internet_20_Link">Bug in use case 004 Edit his or her personal data<text:tab/>3</text:a></text:p>
          <text:p text:style-name="P5"><text:a xlink:type="simple" xlink:href="#__RefHeading__3152_1905870439" text:style-name="Internet_20_link" text:visited-style-name="Visited_20_Internet_20_Link">Bug in use case 006 <text:s/>Manage the prizes that are associated with any of his or her raffles, which includes listing, creating, editing, deleting them, or re-generating its codes. Editing, deleting, or re-generating the codes of a prize is allowed as long as the corresponding raffle has not started<text:tab/>3</text:a></text:p>
          <text:p text:style-name="P5"><text:a xlink:type="simple" xlink:href="#__RefHeading__3154_1905870439" text:style-name="Internet_20_link" text:visited-style-name="Visited_20_Internet_20_Link">Use case 014 <text:s/>Manage his or her audit reports, which includes listing, creating, editing, and delet-ing them. An audit report can be edited or deleted as long as the corresponding au-ditor keeps it in draft model; once he or she saves it in final model, it is published and no more edits are allowed; neither can it be deleted<text:tab/>3</text:a></text:p>
          <text:p text:style-name="P5"><text:soft-page-break/><text:a xlink:type="simple" xlink:href="#__RefHeading__3165_1905870439" text:style-name="Internet_20_link" text:visited-style-name="Visited_20_Internet_20_Link">Use case 017 Manage his or her social identities, which includes listing, creating, editing, and de-leting them <text:tab/>4</text:a></text:p>
        </text:index-body>
      </text:table-of-content>
      <text:p text:style-name="Standard"><text:a xlink:type="simple" xlink:href="#_Toc479610162" text:style-name="Internet_20_link" text:visited-style-name="Visited_20_Internet_20_Link"/></text:p>
      <text:p text:style-name="Notes"/>
      <text:list xml:id="list5389120689105649409" text:style-name="Outline">
        <text:list-item>
          <text:h text:style-name="Heading_20_1" text:outline-level="1"><text:bookmark-start text:name="__RefHeading__4007_689515585"/>Bug in use case 001 <text:span text:style-name="T1"><text:s/>Register to the system as a manager or a user</text:span><text:bookmark-end text:name="__RefHeading__4007_689515585"/></text:h>
        </text:list-item>
      </text:list>
      <text:p text:style-name="Notes"/>
      <text:p text:style-name="Subtitle">Description</text:p>
      <text:p text:style-name="Notes">Al intentar registrarte en el sistema como manager o user nos permite introducir un teléfono inválido.</text:p>
      <text:p text:style-name="Subtitle">Results</text:p>
      <text:p text:style-name="Notes">El equipo de tests encontró el bug.</text:p>
      <text:list xml:id="list39393123" text:continue-numbering="true" text:style-name="Outline">
        <text:list-item>
          <text:h text:style-name="Heading_20_1" text:outline-level="1"><text:bookmark-start text:name="__RefHeading__3150_1905870439"/>Bug in use case 004 <text:span text:style-name="T1">Edit his or her personal data</text:span><text:bookmark-end text:name="__RefHeading__3150_1905870439"/></text:h>
        </text:list-item>
      </text:list>
      <text:p text:style-name="Notes"/>
      <text:p text:style-name="Subtitle">Description</text:p>
      <text:p text:style-name="Notes">Al intentar editar los datos personales del actor autenticado, se permite dejar el email en blanco.</text:p>
      <text:p text:style-name="Subtitle">Results</text:p>
      <text:p text:style-name="Notes">El equipo de tests encontró el bug.</text:p>
      <text:list xml:id="list39382771" text:continue-numbering="true" text:style-name="Outline">
        <text:list-item>
          <text:h text:style-name="Heading_20_1" text:outline-level="1"><text:bookmark-start text:name="__RefHeading__3152_1905870439"/>Bug in use case 006 <text:s/>Manage the prizes that are associated with any of his or her raffles, which includes listing, creating, editing, deleting them, or re-generating its codes. Editing, deleting, or re-generating the codes of a prize is allowed as long as the corresponding raffle has not started<text:bookmark-end text:name="__RefHeading__3152_1905870439"/></text:h>
        </text:list-item>
      </text:list>
      <text:p text:style-name="Notes"/>
      <text:p text:style-name="Subtitle">Description</text:p>
      <text:p text:style-name="Notes">Al intentar editar los datos de un premio, se permite dejar el título en blanco.</text:p>
      <text:p text:style-name="Subtitle">Results</text:p>
      <text:p text:style-name="Notes">El equipo de tests encontró el bug.</text:p>
      <text:list xml:id="list39389820" text:continue-numbering="true" text:style-name="Outline">
        <text:list-item>
          <text:h text:style-name="Heading_20_1" text:outline-level="1"><text:bookmark-start text:name="__RefHeading__3154_1905870439"/><text:soft-page-break/>Use case 014 <text:s/><text:span text:style-name="T1">Manage his or her audit reports, which includes listing, creating, editing, and delet-ing them. An audit report can be edited or deleted as long as the corresponding au-ditor keeps it in draft model; once he or she saves it in final model, it is published and no more edits are allowed; neither can it be deleted</text:span><text:bookmark-end text:name="__RefHeading__3154_1905870439"/></text:h>
        </text:list-item>
      </text:list>
      <text:p text:style-name="Notes"/>
      <text:p text:style-name="Subtitle">Description</text:p>
      <text:p text:style-name="Notes">Al intentar crear un report, se permite crearlo en blanco.</text:p>
      <text:p text:style-name="Subtitle">Results</text:p>
      <text:p text:style-name="Notes">El equipo de tests encontró el bug.</text:p>
      <text:list xml:id="list39393763" text:continue-numbering="true" text:style-name="Outline">
        <text:list-item>
          <text:h text:style-name="Heading_20_1" text:outline-level="1"><text:bookmark-start text:name="__RefHeading__3165_1905870439"/>Use case 017 <text:span text:style-name="T1">Manage his or her social identities, which includes listing, creating, editing, and de-leting them </text:span><text:bookmark-end text:name="__RefHeading__3165_1905870439"/></text:h>
        </text:list-item>
      </text:list>
      <text:p text:style-name="Notes"/>
      <text:p text:style-name="Subtitle">Description</text:p>
      <text:p text:style-name="Notes">Al crear una nueva identidad social nos permite crearla con el nick en blanco.</text:p>
      <text:p text:style-name="Subtitle">Results</text:p>
      <text:p text:style-name="Notes">El equipo de tests encontró el bug.<text:bookmark-start text:name="_Toc383875113"/></text:p>
      <text:list xml:id="list39398300" text:continue-numbering="true" text:style-name="Outline">
        <text:list-item>
          <text:h text:style-name="Heading_20_1" text:outline-level="1"><text:bookmark-end text:name="_Toc383875113"/></text:h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language="en" fo:country="GB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mbria" fo:font-weight="bold" style:font-weight-asian="bold" style:font-weight-complex="bold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mbria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mbria" fo:font-size="12pt" fo:letter-spacing="0.026cm" fo:font-style="italic" style:font-size-asian="12pt" style:font-style-asian="italic" style:font-size-complex="12pt" style:font-style-complex="italic"/>
    </style:style>
    <style:style style:name="Table_20_Text" style:display-name="Table Text" style:family="paragraph" style:parent-style-name="Standard" style:default-outline-level="" style:list-style-name="">
      <style:paragraph-properties fo:margin-top="0.071cm" fo:margin-bottom="0.071cm" fo:line-height="100%"/>
      <style:text-properties style:font-name="Times New Roman" fo:language="en" fo:country="US" style:font-name-asian="Times New Roman1" style:font-name-complex="Times New Roman1" style:font-size-complex="10pt"/>
    </style:style>
    <style:style style:name="Notes" style:family="paragraph" style:parent-style-name="Standard" style:default-outline-level="" style:list-style-name="">
      <style:text-properties fo:color="#403152" fo:font-style="italic" style:font-style-asian="italic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language-asian="en" style:country-asian="GB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Car" style:display-name="Título Car" style:family="text" style:parent-style-name="Default_20_Paragraph_20_Font">
      <style:text-properties fo:color="#17365d" style:font-name="Cambria" fo:font-size="26pt" fo:letter-spacing="0.009cm" style:letter-kerning="true" style:font-size-asian="26pt" style:font-size-complex="26pt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Subtítulo_20_Car" style:display-name="Subtítulo Car" style:family="text" style:parent-style-name="Default_20_Paragraph_20_Font">
      <style:text-properties fo:color="#4f81bd" style:font-name="Cambria" fo:font-size="12pt" fo:letter-spacing="0.026cm" fo:language="en" fo:country="GB" fo:font-style="italic" style:font-size-asian="12pt" style:font-style-asian="italic" style:font-size-complex="12pt" style:font-style-complex="italic"/>
    </style:style>
    <style:style style:name="Título_20_1_20_Car" style:display-name="Título 1 Car" style:family="text" style:parent-style-name="Default_20_Paragraph_20_Font">
      <style:text-properties fo:color="#365f91" style:font-name="Cambria" fo:font-size="14pt" fo:language="en" fo:country="GB" fo:font-weight="bold" style:font-size-asian="14pt" style:font-weight-asian="bold" style:font-size-complex="14pt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comentario_20_Car" style:display-name="Texto comentario Car" style:family="text" style:parent-style-name="Default_20_Paragraph_20_Font">
      <style:text-properties fo:font-size="10pt" fo:language="en" fo:country="GB" style:font-size-asian="10pt" style:font-size-complex="10pt"/>
    </style:style>
    <style:style style:name="Asunto_20_del_20_comentario_20_Car" style:display-name="Asunto del comentario Car" style:family="text" style:parent-style-name="Texto_20_comentario_20_Car"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Texto_20_de_20_globo_20_Car" style:display-name="Texto de globo Car" style:family="text" style:parent-style-name="Default_20_Paragraph_20_Font">
      <style:text-properties style:font-name="Tahoma" fo:font-size="8pt" fo:language="en" fo:country="GB" style:font-size-asian="8pt" style:font-name-complex="Tahoma1" style:font-size-complex="8pt"/>
    </style:style>
    <style:style style:name="Título_20_2_20_Car" style:display-name="Título 2 Car" style:family="text" style:parent-style-name="Default_20_Paragraph_20_Font">
      <style:text-properties fo:color="#4f81bd" style:font-name="Cambria" fo:font-size="13pt" fo:language="en" fo:country="GB" fo:font-weight="bold" style:font-size-asian="13pt" style:font-weight-asian="bold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3_20_Car" style:display-name="Título 3 Car" style:family="text" style:parent-style-name="Default_20_Paragraph_20_Font">
      <style:text-properties fo:color="#4f81bd" style:font-name="Cambria" fo:language="en" fo:country="GB" fo:font-weight="bold" style:font-weight-asian="bold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fael Corchuelo</meta:initial-creator>
    <meta:editing-cycles>31</meta:editing-cycles>
    <meta:creation-date>2014-03-29T15:34:00</meta:creation-date>
    <dc:date>2017-11-29T19:21:11.27</dc:date>
    <meta:editing-duration>PT1H30M53S</meta:editing-duration>
    <meta:generator>OpenOffice/4.1.4$Win32 OpenOffice.org_project/414m5$Build-9788</meta:generator>
    <meta:document-statistic meta:table-count="2" meta:image-count="0" meta:object-count="0" meta:page-count="3" meta:paragraph-count="63" meta:word-count="515" meta:character-count="3034"/>
    <meta:user-defined meta:name="AppVersion">14.0000</meta:user-defined>
    <meta:user-defined meta:name="Company">University of Sevill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